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2694444444444cm" style:use-optimal-column-width="true"/>
    </style:style>
    <style:style style:name="co2" style:family="table-column">
      <style:table-column-properties fo:break-before="auto" style:column-width="8.1315277777777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0-21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04" table:style-name="ce1">
            <text:p>7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6.87" table:style-name="ce1">
            <text:p>6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7.1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7.4" table:style-name="ce1">
            <text:p>7.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4-13T08:23:08Z</meta:creation-date>
    <dc:date>2021-04-13T08:23:24Z</dc:date>
    <meta:user-defined meta:name="_MarkAsFinal" meta:value-type="boolean">true</meta:user-defined>
  </office:meta>
</office:document-meta>
</file>